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6292in" table:align="right" style:may-break-between-rows="true" table:border-model="collapsing"/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5.6292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2.1236in" table:align="left" style:may-break-between-rows="true" table:border-model="collapsing"/>
    </style:style>
    <style:style style:name="Таблица2.A" style:family="table-column">
      <style:table-column-properties style:column-width="0.7528in"/>
    </style:style>
    <style:style style:name="Таблица2.B" style:family="table-column">
      <style:table-column-properties style:column-width="1.370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0.236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0b" officeooo:paragraph-rsid="002382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72" officeooo:paragraph-rsid="0025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096" officeooo:paragraph-rsid="00273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a4" officeooo:paragraph-rsid="00284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b63444" officeooo:paragraph-rsid="002d1384"/>
    </style:style>
    <style:style style:name="P9" style:family="paragraph" style:parent-style-name="Table_20_Contents">
      <style:text-properties officeooo:rsid="00b6c050" officeooo:paragraph-rsid="002d1384"/>
    </style:style>
    <style:style style:name="P10" style:family="paragraph" style:parent-style-name="Table_20_Contents">
      <style:text-properties officeooo:paragraph-rsid="002d1384"/>
    </style:style>
    <style:style style:name="P11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2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13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18105a" style:font-size-asian="18pt" style:font-size-complex="18pt"/>
    </style:style>
    <style:style style:name="P1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15" style:family="paragraph" style:parent-style-name="Text_20_body">
      <style:paragraph-properties fo:text-align="center" style:justify-single-word="false"/>
      <style:text-properties fo:font-size="18pt" fo:language="ru" fo:country="RU" officeooo:rsid="0018105a" officeooo:paragraph-rsid="0018105a" style:font-size-asian="18pt" style:font-size-complex="18pt"/>
    </style:style>
    <style:style style:name="P16" style:family="paragraph" style:parent-style-name="Text_20_body">
      <style:text-properties officeooo:rsid="001af0ec" officeooo:paragraph-rsid="001af0ec"/>
    </style:style>
    <style:style style:name="P17" style:family="paragraph" style:parent-style-name="Text_20_body">
      <style:text-properties officeooo:rsid="001cabc6" officeooo:paragraph-rsid="001cabc6"/>
    </style:style>
    <style:style style:name="P18" style:family="paragraph" style:parent-style-name="Text_20_body">
      <style:text-properties officeooo:rsid="00255472" officeooo:paragraph-rsid="00255472"/>
    </style:style>
    <style:style style:name="P19" style:family="paragraph" style:parent-style-name="Text_20_body">
      <style:text-properties officeooo:rsid="00273096" officeooo:paragraph-rsid="00273096"/>
    </style:style>
    <style:style style:name="P20" style:family="paragraph" style:parent-style-name="Text_20_body">
      <style:text-properties officeooo:rsid="00284aa4" officeooo:paragraph-rsid="00273096"/>
    </style:style>
    <style:style style:name="P21" style:family="paragraph" style:parent-style-name="Text_20_body">
      <style:text-properties officeooo:rsid="002b80c2" officeooo:paragraph-rsid="002b80c2"/>
    </style:style>
    <style:style style:name="P22" style:family="paragraph" style:parent-style-name="Text_20_body">
      <style:text-properties officeooo:rsid="002cd41f" officeooo:paragraph-rsid="002cd41f"/>
    </style:style>
    <style:style style:name="P23" style:family="paragraph" style:parent-style-name="Text_20_body">
      <style:text-properties officeooo:rsid="002d1384" officeooo:paragraph-rsid="002d1384"/>
    </style:style>
    <style:style style:name="P24" style:family="paragraph" style:parent-style-name="Text_20_body">
      <style:paragraph-properties fo:line-height="100%"/>
      <style:text-properties officeooo:rsid="00b63444" officeooo:paragraph-rsid="002d1384"/>
    </style:style>
    <style:style style:name="P25" style:family="paragraph" style:parent-style-name="Text_20_body">
      <style:paragraph-properties fo:line-height="100%" fo:text-align="justify" style:justify-single-word="false"/>
      <style:text-properties officeooo:rsid="00b63444" officeooo:paragraph-rsid="002d1384"/>
    </style:style>
    <style:style style:name="P26" style:family="paragraph" style:parent-style-name="Text_20_body">
      <style:paragraph-properties fo:line-height="100%" fo:text-align="justify" style:justify-single-word="false"/>
      <style:text-properties officeooo:rsid="002daac8" officeooo:paragraph-rsid="002daac8"/>
    </style:style>
    <style:style style:name="P27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28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list-style-name="List_20_1">
      <style:paragraph-properties fo:text-align="justify" style:justify-single-word="false"/>
      <style:text-properties officeooo:rsid="00197db7" officeooo:paragraph-rsid="00197db7"/>
    </style:style>
    <style:style style:name="P32" style:family="paragraph" style:parent-style-name="Text_20_body" style:list-style-name="List_20_1">
      <style:text-properties officeooo:rsid="001cabc6" officeooo:paragraph-rsid="001cabc6"/>
    </style:style>
    <style:style style:name="P33" style:family="paragraph" style:parent-style-name="Text_20_body" style:list-style-name="List_20_1">
      <style:paragraph-properties fo:text-align="justify" style:justify-single-word="false"/>
      <style:text-properties officeooo:rsid="001cabc6" officeooo:paragraph-rsid="001cabc6"/>
    </style:style>
    <style:style style:name="P34" style:family="paragraph" style:parent-style-name="Text_20_body" style:list-style-name="List_20_1">
      <style:text-properties officeooo:rsid="0021efc9" officeooo:paragraph-rsid="0021efc9"/>
    </style:style>
    <style:style style:name="P35" style:family="paragraph" style:parent-style-name="Text_20_body" style:list-style-name="List_20_1">
      <style:text-properties officeooo:rsid="002cd41f" officeooo:paragraph-rsid="002cd41f"/>
    </style:style>
    <style:style style:name="P36" style:family="paragraph" style:parent-style-name="Text_20_body">
      <style:paragraph-properties fo:text-align="justify" style:justify-single-word="false"/>
      <style:text-properties officeooo:rsid="002cd41f" officeooo:paragraph-rsid="002cd41f"/>
    </style:style>
    <style:style style:name="P37" style:family="paragraph" style:parent-style-name="Text_20_body">
      <style:paragraph-properties fo:text-align="justify" style:justify-single-word="false"/>
      <style:text-properties officeooo:rsid="00189691" officeooo:paragraph-rsid="00189691"/>
    </style:style>
    <style:style style:name="P38" style:family="paragraph" style:parent-style-name="Text_20_body">
      <style:paragraph-properties fo:text-align="justify" style:justify-single-word="false"/>
      <style:text-properties officeooo:rsid="0018b8b6" officeooo:paragraph-rsid="0018b8b6"/>
    </style:style>
    <style:style style:name="P39" style:family="paragraph" style:parent-style-name="Text_20_body" style:list-style-name="List_20_1">
      <style:paragraph-properties fo:text-align="justify" style:justify-single-word="false"/>
      <style:text-properties officeooo:paragraph-rsid="0018b8b6"/>
    </style:style>
    <style:style style:name="P40" style:family="paragraph" style:parent-style-name="Text_20_body">
      <style:paragraph-properties fo:text-align="justify" style:justify-single-word="false"/>
      <style:text-properties officeooo:rsid="001af0ec" officeooo:paragraph-rsid="001af0ec"/>
    </style:style>
    <style:style style:name="P41" style:family="paragraph" style:parent-style-name="Text_20_body">
      <style:paragraph-properties fo:text-align="justify" style:justify-single-word="false"/>
      <style:text-properties officeooo:rsid="0023820b" officeooo:paragraph-rsid="0023820b"/>
    </style:style>
    <style:style style:name="P42" style:family="paragraph" style:parent-style-name="Text_20_body">
      <style:paragraph-properties fo:text-align="justify" style:justify-single-word="false"/>
      <style:text-properties officeooo:rsid="00255472" officeooo:paragraph-rsid="00255472"/>
    </style:style>
    <style:style style:name="P43" style:family="paragraph" style:parent-style-name="Text_20_body">
      <style:paragraph-properties fo:text-align="justify" style:justify-single-word="false"/>
      <style:text-properties officeooo:rsid="00284aa4" officeooo:paragraph-rsid="00284aa4"/>
    </style:style>
    <style:style style:name="P44" style:family="paragraph" style:parent-style-name="Text_20_body">
      <style:paragraph-properties fo:text-align="justify" style:justify-single-word="false"/>
      <style:text-properties officeooo:rsid="002a299b" officeooo:paragraph-rsid="002a299b"/>
    </style:style>
    <style:style style:name="P45" style:family="paragraph" style:parent-style-name="Text_20_body">
      <style:paragraph-properties fo:text-align="justify" style:justify-single-word="false"/>
      <style:text-properties officeooo:rsid="002d1384" officeooo:paragraph-rsid="002d1384"/>
    </style:style>
    <style:style style:name="P46" style:family="paragraph" style:parent-style-name="Text_20_body">
      <style:paragraph-properties fo:line-height="100%"/>
      <style:text-properties officeooo:rsid="00b63444" officeooo:paragraph-rsid="002d1384"/>
    </style:style>
    <style:style style:name="T1" style:family="text">
      <style:text-properties officeooo:rsid="0018105a"/>
    </style:style>
    <style:style style:name="T2" style:family="text">
      <style:text-properties officeooo:rsid="0018b8b6"/>
    </style:style>
    <style:style style:name="T3" style:family="text">
      <style:text-properties officeooo:rsid="00197db7"/>
    </style:style>
    <style:style style:name="T4" style:family="text">
      <style:text-properties officeooo:rsid="001ad2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abc6"/>
    </style:style>
    <style:style style:name="T7" style:family="text">
      <style:text-properties officeooo:rsid="001ceb2d"/>
    </style:style>
    <style:style style:name="T8" style:family="text">
      <style:text-properties officeooo:rsid="0021efc9"/>
    </style:style>
    <style:style style:name="T9" style:family="text">
      <style:text-properties officeooo:rsid="00273096"/>
    </style:style>
    <style:style style:name="T10" style:family="text">
      <style:text-properties officeooo:rsid="00284aa4"/>
    </style:style>
    <style:style style:name="T11" style:family="text">
      <style:text-properties officeooo:rsid="002b80c2"/>
    </style:style>
    <style:style style:name="T12" style:family="text">
      <style:text-properties officeooo:rsid="002cd41f"/>
    </style:style>
    <style:style style:name="T13" style:family="text">
      <style:text-properties officeooo:rsid="002d1384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fo:background-color="#dddddd" loext:char-shading-value="0"/>
    </style:style>
    <style:style style:name="T16" style:family="text">
      <style:text-properties fo:color="#00a933" loext:opacity="100%" officeooo:rsid="00b6c050"/>
    </style:style>
    <style:style style:name="T17" style:family="text">
      <style:text-properties officeooo:rsid="00b892ff"/>
    </style:style>
    <style:style style:name="T18" style:family="text">
      <style:text-properties officeooo:rsid="00bf2cbe"/>
    </style:style>
    <style:style style:name="T19" style:family="text">
      <style:text-properties officeooo:rsid="0030eb0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FPGA-конструктор </text:p>
      <text:p text:style-name="P27">советских ЭВМ</text:p>
      <text:p text:style-name="P12"/>
      <text:p text:style-name="P15">PDP-2011</text:p>
      <text:p text:style-name="P15">PDP-11/70</text:p>
      <text:p text:style-name="P13">Электроника-79</text:p>
      <text:p text:style-name="P14"/>
      <text:p text:style-name="P11">Описание пр<text:span text:style-name="T1">оцессорного модуля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215_3708025665" text:style-name="Index_20_Link" text:visited-style-name="Index_20_Link">1. Введение.<text:tab/>3</text:a></text:p>
          <text:p text:style-name="P1"><text:a xlink:type="simple" xlink:href="#__RefHeading___Toc3217_3708025665" text:style-name="Index_20_Link" text:visited-style-name="Index_20_Link">2. Внутреннее устройство процессора.<text:tab/>3</text:a></text:p>
          <text:p text:style-name="P2"><text:a xlink:type="simple" xlink:href="#__RefHeading___Toc3219_3708025665" text:style-name="Index_20_Link" text:visited-style-name="Index_20_Link">2.1. Модуль центрального процессора.<text:tab/>4</text:a></text:p>
          <text:p text:style-name="P2"><text:a xlink:type="simple" xlink:href="#__RefHeading___Toc3222_3708025665" text:style-name="Index_20_Link" text:visited-style-name="Index_20_Link">2.2. Модуль управляющих регистров.<text:tab/>4</text:a></text:p>
          <text:p text:style-name="P2"><text:a xlink:type="simple" xlink:href="#__RefHeading___Toc3224_3708025665" text:style-name="Index_20_Link" text:visited-style-name="Index_20_Link">2.3. Модуль диспетчера памяти<text:tab/>5</text:a></text:p>
          <text:p text:style-name="P2"><text:a xlink:type="simple" xlink:href="#__RefHeading___Toc3226_3708025665" text:style-name="Index_20_Link" text:visited-style-name="Index_20_Link">2.4. Подсистема Unibus Mapping<text:tab/>6</text:a></text:p>
          <text:p text:style-name="P1"><text:a xlink:type="simple" xlink:href="#__RefHeading___Toc6338_3708025665" text:style-name="Index_20_Link" text:visited-style-name="Index_20_Link">3. Процессорная плата PDP2011<text:tab/>6</text:a></text:p>
          <text:p text:style-name="P2"><text:a xlink:type="simple" xlink:href="#__RefHeading___Toc6340_3708025665" text:style-name="Index_20_Link" text:visited-style-name="Index_20_Link">3.1. Сетевой таймер KW-11L<text:tab/>6</text:a></text:p>
          <text:p text:style-name="P2"><text:a xlink:type="simple" xlink:href="#__RefHeading___Toc6342_3708025665" text:style-name="Index_20_Link" text:visited-style-name="Index_20_Link">3.2. ПЗУ монитора-загрузчика M9312<text:tab/>6</text:a></text:p>
          <text:p text:style-name="P2"><text:a xlink:type="simple" xlink:href="#__RefHeading___Toc6345_3708025665" text:style-name="Index_20_Link" text:visited-style-name="Index_20_Link">3.3. Регистр консольных переключателей и индикаторов.<text:tab/>7</text:a></text:p>
        </text:index-body>
      </text:table-of-content>
      <text:h text:style-name="P29" text:outline-level="1"/>
      <text:h text:style-name="P30" text:outline-level="1"><text:bookmark-start text:name="__RefHeading___Toc3215_3708025665"/>1. Введение.<text:bookmark-end text:name="__RefHeading___Toc3215_3708025665"/></text:h>
      <text:p text:style-name="P37">Процессор PDP2011 — это синтетический процессор, эмулирующий систему команд и архитектуру различных ЭВМ серии DEC PDP11. Первоначально проект написан <text:span text:style-name="T2">на VHDL </text:span>инженером Sytse van Slooten, затем разошелся по миру в виде разли<text:span text:style-name="T2">чных доработок. Проект предоставляет базовый набор — секвенсор команд и АЛУ, который каждый желающий может доработать под свои нужды, и получить в результате любой pdp-11-совместимый процессор, даже 1801ВМ3, при наличии полной технической документации.</text:span></text:p>
      <text:p text:style-name="P38">Авторский вариант процессора предполагает работу с им же придуманной шиной, весь обмен по которой жестко синхронизирован с контроллером SDRAM, который и формирует тактовые сигналы для процессора. Это создает массу проблем вплоть до очень долгой работы фиттера во время сборки проекта. Я произвел доработку pdp2011 для включения в свой проект:</text:p>
      <text:list xml:id="list2778056316" text:style-name="List_20_1">
        <text:list-item>
          <text:p text:style-name="P39"><text:span text:style-name="T3">переписал все нужные мне блоки с многословного мерзкого VHDL на симпатичный мне </text:span><text:span text:style-name="T4">компактный </text:span><text:span text:style-name="T3">Verilog</text:span></text:p>
        </text:list-item>
        <text:list-item>
          <text:p text:style-name="P31">Вместо непонятной оригинальной шины переделал проект на работу с шиной Wishbone</text:p>
        </text:list-item>
        <text:list-item>
          <text:p text:style-name="P31">Отвязал проект от контроллера SDRAM, теперь SDRAM и процессор работают отдельно друг от друга, синхронизируясь каждый своей частотой (clk_p и sdram_clk).</text:p>
        </text:list-item>
        <text:list-item>
          <text:p text:style-name="P31">Переписал практически заново модуль MMU для работы с Wishbone </text:p>
        </text:list-item>
        <text:list-item>
          <text:p text:style-name="P31">Подправил <text:span text:style-name="T19">схему </text:span>процессор<text:span text:style-name="T19">а на предмет ошибок и недоработок,</text:span> для более-менее корректного прохождения тестов XXDP cekb*.</text:p>
        </text:list-item>
      </text:list>
      <text:p text:style-name="P40">Из всего многообразия конфигураций я остановился на PDP11/70. Это один из самых развитых и интересных процессоров, совместимый со всеми операционными системами. В оригинале процессор имеет шину Unibus, а для работы с DMA преоставляет сервис Unibus Mapping. Кроме того, оригинальный pdp11/70 имеет в своем составе кэш-контроллер оперативной памяти, что было совсем нелишним во времена ферритовой индуктивной памяти. Я этот контроллер реализовывать не стал, для работы с SDRAM он практически не даст прироста производительности. В результате некоторые тесты XXDP выдают ошибки, на которые можно смело не обращать внимания.</text:p>
      <text:h text:style-name="Heading_20_1" text:outline-level="1"><text:bookmark-start text:name="__RefHeading___Toc3217_3708025665"/>2. Внутреннее устройство процессора.<text:bookmark-end text:name="__RefHeading___Toc3217_3708025665"/></text:h>
      <text:p text:style-name="P16">Процессор состоит из 3 основных блоков — cpu, mmu и cpu<text:bookmark-start text:name="__DdeLink__3109_3708025665"/>_control_<text:bookmark-end text:name="__DdeLink__3109_3708025665"/>regs. Их функциональное назначение:</text:p>
      <text:p text:style-name="P40"><text:span text:style-name="T5">cpu</text:span> — собственно сам центральный процессор. Этот модуль может функционировать самостоятельно, без остальных блоков, при условии что выполняемой программе не требуется доступ к PSW.</text:p>
      <text:p text:style-name="P40"><text:span text:style-name="T5">сpu_control_regs</text:span> — набор внутренних управляющих регистров cpu, доступных на странице ввода-вывода. Среди этих регистров имеется и PSW по адресу 177776. Вместе блоки cpu и cpu_control_regs представляют собой полноценный 16-битный процессор.</text:p>
      <text:p text:style-name="P40"><text:soft-page-break/><text:span text:style-name="T5">mmu</text:span> - <text:s/>модуль диспетчера памяти. Он преобразует сформированный процессором виртуальный адрес в физический 22-битный. <text:span text:style-name="T6">Модуль также содержит в себе набор управляющих регистров, доступных через общую шину.</text:span></text:p>
      <text:p text:style-name="P17">Далее эти модули описываются более подробно.</text:p>
      <text:h text:style-name="Heading_20_2" text:outline-level="2"><text:bookmark-start text:name="__RefHeading___Toc3219_3708025665"/>2.1. Модуль центрального процессора.<text:bookmark-end text:name="__RefHeading___Toc3219_3708025665"/></text:h>
      <text:p text:style-name="P17">Модуль представляет собой законченный процессор PDP-11/70, и состоит из следующих частей:</text:p>
      <text:list xml:id="list213639841667707" text:continue-numbering="true" text:style-name="List_20_1">
        <text:list-item>
          <text:p text:style-name="P33">Секвенсор команд. Производит выбор из памяти последовательности команд, их разбор и выполнение. Кроме того, секвенсор имеет в себе средства для обработки прерываний и программных исключений. Выполнен в виде машины состояния.</text:p>
        </text:list-item>
        <text:list-item>
          <text:p text:style-name="P33">Основной регистровый файл. Представляет собой блок статической памяти, где хранится содержимое двух наборов универсальных регистров R0-R6. Регистр счетчика команд SP выполнен в виде отдельного регистра и в этот блок не входит.</text:p>
        </text:list-item>
        <text:list-item>
          <text:p text:style-name="P32">Регистровый файл блока FPP. Содержит все <text:span text:style-name="T7">64 </text:span>регистр<text:span text:style-name="T7">а</text:span> FPP.</text:p>
        </text:list-item>
        <text:list-item>
          <text:p text:style-name="P33">АЛУ основных команд. Занимается обработкой операндов обычных команд (арифметика, логика и т.д.).</text:p>
        </text:list-item>
        <text:list-item>
          <text:p text:style-name="P32">АЛУ команд EIS</text:p>
        </text:list-item>
        <text:list-item>
          <text:p text:style-name="P32">АЛУ блока FPP.</text:p>
        </text:list-item>
      </text:list>
      <text:p text:style-name="P17">На внешние порты из модуля процессора выходят следующие сигналы:</text:p>
      <text:list xml:id="list213639058333449" text:continue-numbering="true" text:style-name="List_20_1">
        <text:list-item>
          <text:p text:style-name="P32">Шина wishbone — <text:span text:style-name="T8">сигналы adr, dat_i, dat_o, we, sel, stb, ack</text:span>. Адресные линии представляют виртуальный 16-битный адрес.</text:p>
        </text:list-item>
        <text:list-item>
          <text:p text:style-name="P34">Сигналы, несущие информацию о типе текущего цикла ввода-вывода — cp, id, ifetch.</text:p>
        </text:list-item>
        <text:list-item>
          <text:p text:style-name="P34">Линии управления векторными прерываниями и прерываниями от MMU</text:p>
        </text:list-item>
        <text:list-item>
          <text:p text:style-name="P34">Сигналы управления DMA (req и ack)</text:p>
        </text:list-item>
        <text:list-item>
          <text:p text:style-name="P34">Флаги ошибок, для отображения через регистр ошибок</text:p>
        </text:list-item>
        <text:list-item>
          <text:p text:style-name="P34">Линии ввода-вывода PSW для обмена через регистр 177776</text:p>
        </text:list-item>
        <text:list-item>
          <text:p text:style-name="P34">Сигналы конфигурации, ручного управления и индикации состояния.</text:p>
        </text:list-item>
      </text:list>
      <text:p text:style-name="P41">Процессор тактируется единственной тактовой частотой clk_p, противофазный тактовый сигнал не используется.</text:p>
      <text:h text:style-name="Heading_20_2" text:outline-level="2"><text:bookmark-start text:name="__RefHeading___Toc3222_3708025665"/>2.2. Модуль управляющих регистров.<text:bookmark-end text:name="__RefHeading___Toc3222_3708025665"/></text:h>
      <text:p text:style-name="P41">Процессор pdp11/70, кроме универсальных регистров R0-R7, содержит в себе целый блок специализированных регистров, доступных на общей шине. Эти регистры управляют работой различных подсистем процессора, а также отображают его текущее состояние. В данном проекте реализованы следующие регистры:</text:p>
      <table:table table:name="Таблица1" table:style-name="Таблица1" table:template-name="Default Style">
        <table:table-column table:style-name="Таблица1.A"/>
        <table:table-column table:style-name="Таблица1.B"/>
        <text:soft-page-break/>
        <table:table-row table:style-name="TableLine93910850405552">
          <table:table-cell table:style-name="Таблица1.A1" office:value-type="string">
            <text:p text:style-name="P4">177776</text:p>
          </table:table-cell>
          <table:table-cell table:style-name="Таблица1.B1" office:value-type="string">
            <text:p text:style-name="P4">Регистр чтения-записи PSW.</text:p>
          </table:table-cell>
        </table:table-row>
        <table:table-row table:style-name="TableLine93910850614768">
          <table:table-cell table:style-name="Таблица1.A2" office:value-type="string">
            <text:p text:style-name="P4">177774 </text:p>
          </table:table-cell>
          <table:table-cell table:style-name="Таблица1.B2" office:value-type="string">
            <text:p text:style-name="P4">Подсистема контроля стека — установка нижней границы</text:p>
          </table:table-cell>
        </table:table-row>
        <table:table-row table:style-name="TableLine93910850628208">
          <table:table-cell table:style-name="Таблица1.A2" office:value-type="string">
            <text:p text:style-name="P4">177772</text:p>
          </table:table-cell>
          <table:table-cell table:style-name="Таблица1.B2" office:value-type="string">
            <text:p text:style-name="P4">Регистр программных прерываний PIRQ</text:p>
          </table:table-cell>
        </table:table-row>
        <table:table-row table:style-name="TableLine93910850628752">
          <table:table-cell table:style-name="Таблица1.A2" office:value-type="string">
            <text:p text:style-name="P4">177770</text:p>
          </table:table-cell>
          <table:table-cell table:style-name="Таблица1.B2" office:value-type="string">
            <text:p text:style-name="P4">Точка останова микрокоманды, значение не используется</text:p>
          </table:table-cell>
        </table:table-row>
        <table:table-row table:style-name="TableLine93910850629408">
          <table:table-cell table:style-name="Таблица1.A2" office:value-type="string">
            <text:p text:style-name="P4">177766</text:p>
          </table:table-cell>
          <table:table-cell table:style-name="Таблица1.B2" office:value-type="string">
            <text:p text:style-name="P4">Регистр флагов ошибок</text:p>
          </table:table-cell>
        </table:table-row>
        <table:table-row table:style-name="TableLine93910850630224">
          <table:table-cell table:style-name="Таблица1.A2" office:value-type="string">
            <text:p text:style-name="P4">177764</text:p>
          </table:table-cell>
          <table:table-cell table:style-name="Таблица1.B2" office:value-type="string">
            <text:p text:style-name="P4">Регистр идентификации процессора, читается 2011</text:p>
          </table:table-cell>
        </table:table-row>
        <table:table-row table:style-name="Таблица1.7">
          <table:table-cell table:style-name="Таблица1.A2" office:value-type="string">
            <text:p text:style-name="P4">177760</text:p>
          </table:table-cell>
          <table:table-cell table:style-name="Таблица1.B2" office:value-type="string">
            <text:p text:style-name="P4">Размер установленной памяти</text:p>
          </table:table-cell>
        </table:table-row>
        <table:table-row table:style-name="Таблица1.7">
          <table:table-cell table:style-name="Таблица1.A2" office:value-type="string">
            <text:p text:style-name="P5">177746</text:p>
          </table:table-cell>
          <table:table-cell table:style-name="Таблица1.B2" office:value-type="string">
            <text:p text:style-name="P5">Управление кэшем ОЗУ, установлен в состояние отключенного кеша</text:p>
          </table:table-cell>
        </table:table-row>
      </table:table>
      <text:p text:style-name="P18"/>
      <text:p text:style-name="P18">Кроме вышеприведенных, имеется ряд пустых регистров, из которых всегда читается 0, а запись игнорируется. Это регистры управления кэшем и регистры инженерной отладки — эти подсистемы не реализованы.</text:p>
      <text:p text:style-name="P18">Более подробную информацию о формате всех этих регистров можно найти в руководстве <text:span text:style-name="T5">PDP-11 Handbook</text:span>.</text:p>
      <text:p text:style-name="P19">Внешний интерфейс модуля представляет собой обычную шину wishbone.</text:p>
      <text:h text:style-name="Heading_20_2" text:outline-level="2"><text:bookmark-start text:name="__RefHeading___Toc3224_3708025665"/>2.3. Модуль диспетчера памяти<text:bookmark-end text:name="__RefHeading___Toc3224_3708025665"/></text:h>
      <text:p text:style-name="P42">Диспетчер памяти преобразует виртуальный адрес, выставляемый процессором на шину, <text:span text:style-name="T9">в физический 18- или 22-битный адрес в зависимости от текущего режима работы. Для преобразования в диспетчере предусмотрено 6 наборов по 8 пар регистров PAR/PDR, соответственно для 3 режимов работы (kernel, supervisor, user) и 2 типов машинных цилов (обращение к инструкции или данным). Детально процесс преобразования адреса отлично описан все в том же PDP-11 Handbook, и повторять это здесь я не вижу смысла.</text:span></text:p>
      <text:p text:style-name="P19">Кроме PAR/PDR, в модуле имеется также набор из 4 регистров управле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17<text:span text:style-name="T10">7572</text:span></text:p>
          </table:table-cell>
          <table:table-cell table:style-name="Таблица2.B1" office:value-type="string">
            <text:p text:style-name="P6">SR0/MMR0</text:p>
          </table:table-cell>
        </table:table-row>
        <table:table-row table:style-name="TableLine93910850646848">
          <table:table-cell table:style-name="Таблица2.A2" office:value-type="string">
            <text:p text:style-name="P6">17<text:span text:style-name="T10">7574</text:span></text:p>
          </table:table-cell>
          <table:table-cell table:style-name="Таблица2.B2" office:value-type="string">
            <text:p text:style-name="P6">SR1/MMR1</text:p>
          </table:table-cell>
        </table:table-row>
        <table:table-row table:style-name="TableLine93910850648016">
          <table:table-cell table:style-name="Таблица2.A2" office:value-type="string">
            <text:p text:style-name="P7">177576</text:p>
          </table:table-cell>
          <table:table-cell table:style-name="Таблица2.B2" office:value-type="string">
            <text:p text:style-name="P7">SR2/MMR2</text:p>
          </table:table-cell>
        </table:table-row>
        <table:table-row table:style-name="Таблица2.4">
          <table:table-cell table:style-name="Таблица2.A2" office:value-type="string">
            <text:p text:style-name="P7">172516</text:p>
          </table:table-cell>
          <table:table-cell table:style-name="Таблица2.B2" office:value-type="string">
            <text:p text:style-name="P7">SR3/MMR3</text:p>
          </table:table-cell>
        </table:table-row>
      </table:table>
      <text:p text:style-name="P20"/>
      <text:p text:style-name="P43">Кроме формирования физического адреса, блок MMU также формирует сигналы строба доступа к памяти RAM_stb и строба доступа к странице ввода-вывода bus_stb. Эти сигналы определяются текущим физическим адресом и режимом работы модуля MMU. <text:s/>Также модуль формирует 2 сигнала прерывания mmu_trap и mmu_abort. Первый из них вызывает прерывание по окончании обработки инструкции, если в регистре PDR текущей страницы указан режим доступа с прерыванием. Второй сигнал, mmu_abort, вызывает немедленное прекращение обработки текущей инструкции — это происходит при нарушении режима доступа к странице памяти.</text:p>
      <text:p text:style-name="P44"><text:soft-page-break/>Кроме обычных режимов работы (отключен, включен 18- <text:s/>или 22-битный адрес), в модуле реализован специальный режим отладки (maintenance mode). Этот режим используют только тесты <text:span text:style-name="T19">CEKBE</text:span>, обычные операционные системы его не требуют.</text:p>
      <text:p text:style-name="P44">На вход модуля, кроме обычных сигналов wishbone, также подается текущее PSW и информация о текущем машинном цикле (i/d, c/p, ifetch и прочее).</text:p>
      <text:h text:style-name="Heading_20_2" text:outline-level="2"><text:bookmark-start text:name="__RefHeading___Toc3226_3708025665"/>2.4. Подсистема Unibus Mapping<text:bookmark-end text:name="__RefHeading___Toc3226_3708025665"/></text:h>
      <text:p text:style-name="P44">Эта подсистема является частью диспетчера памяти, хотя работает независимо от него. Ее назначение — предоставить возможность устройствам, умеющим работать в режиме 18-bit DMA, получить доступ ко всему 22-битному адресному пространству. При этом старшие 5 бит адреса (13-17), выставляемые устройством на шину, <text:s/>рассматриваются как номер регистра UBM, содержимое которого прибавляется к остальным младшим (0-16) битам адреса. Соответственно, в модуле имеются 32 22-битных регистра UBM. <text:s/><text:span text:style-name="T11">Реально используется только 31 регистр, поскольку при доступе к странице ввода-вывода (adr[17:13] == 11111) подсистема UBM отключается.</text:span></text:p>
      <text:p text:style-name="P44">При доступе к шине со стороны процессора модуль UBM также производит трансляцию адресов, если сформированный физический адрес попадает в диапазон 17000000 — 17757777 <text:span text:style-name="T11">(область отображения UNIBUS). </text:span></text:p>
      <text:p text:style-name="P21">Подробно этот процесс описан в фирменной документации PDP-11 Handbook.</text:p>
      <text:h text:style-name="Heading_20_1" text:outline-level="1"><text:bookmark-start text:name="__RefHeading___Toc6338_3708025665"/>3. Процессорная плата PDP2011<text:bookmark-end text:name="__RefHeading___Toc6338_3708025665"/></text:h>
      <text:p text:style-name="P22">Процессорная плата подключается к модулю верхнего уровня topboard22. Она содержит в своем составе все 3 модуля процессора pdp2011, а также следующие модули:</text:p>
      <text:list xml:id="list213638781257082" text:continue-numbering="true" text:style-name="List_20_1">
        <text:list-item>
          <text:p text:style-name="P35">Сетевой таймер KW-11L</text:p>
        </text:list-item>
        <text:list-item>
          <text:p text:style-name="P35">ПЗУ монитора-загрузчика M9312 (эмулятор консольного пульта)</text:p>
        </text:list-item>
        <text:list-item>
          <text:p text:style-name="P35">Регистр консольных переключателей и индикаторов.</text:p>
        </text:list-item>
      </text:list>
      <text:h text:style-name="Heading_20_2" text:outline-level="2"><text:bookmark-start text:name="__RefHeading___Toc6340_3708025665"/>3.1. Сетевой таймер KW-11L<text:bookmark-end text:name="__RefHeading___Toc6340_3708025665"/></text:h>
      <text:p text:style-name="P36">Таймер вызывает прерывания процессора приоритета 6 с частотой 50 Гц. В оригинальном kw-11L источником сигналов прерывания была электрическая сеть, в данном случае частота 50 Гц получается путем деления основной тактовой частоты clk_p. Тамер представлен на шине единственным регистром 177546. <text:span text:style-name="T13">Поскольку включение и выключени</text:span><text:span text:style-name="T19">е</text:span><text:span text:style-name="T13"> таймера производится программно, отпадает необходимость в ручном выключателе bt_timer, присутствовавшем на других процессорных платах. Индикатором включения таймера является сигнал led_timer.</text:span></text:p>
      <text:h text:style-name="Heading_20_2" text:outline-level="2"><text:bookmark-start text:name="__RefHeading___Toc6342_3708025665"/>3.2. <text:span text:style-name="T12">ПЗУ монитора-загрузчика M9312</text:span><text:bookmark-end text:name="__RefHeading___Toc6342_3708025665"/></text:h>
      <text:p text:style-name="P45">Это ПЗУ содержит в себе консольный интерфейс, запускаемый автоматически при старте процессора, а также набор загрузчиков систем с различных периферийных устройств. ПЗУ <text:soft-page-break/>состоит из двух частей — <text:span text:style-name="T19">консольный монитор</text:span> по адресу 165000, и набор начальных загрузчиков по адресу 173000. Образы этих ПЗУ объединены в единый файл bootrom.mif.</text:p>
      <text:p text:style-name="P23">После запуска монитор выводит на экран консольного терминала промпт $, и ждет ввода команд:</text:p>
      <text:p text:style-name="P24"><text:span text:style-name="Source_20_Text"><text:span text:style-name="T15">140001 141432 000776 137652 </text:span></text:span></text:p>
      <text:p text:style-name="P24"><text:span text:style-name="Source_20_Text"><text:span text:style-name="T15">$</text:span></text:span></text:p>
      <text:p text:style-name="P24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3910850639184">
          <table:table-cell table:style-name="Таблица3.A1" office:value-type="string">
            <text:p text:style-name="P8">L addr</text:p>
          </table:table-cell>
          <table:table-cell table:style-name="Таблица3.B1" office:value-type="string">
            <text:p text:style-name="P10">Установить текущий адрес addr</text:p>
          </table:table-cell>
        </table:table-row>
        <table:table-row table:style-name="TableLine93910850679376">
          <table:table-cell table:style-name="Таблица3.A2" office:value-type="string">
            <text:p text:style-name="P9">E&lt;пробел&gt;</text:p>
          </table:table-cell>
          <table:table-cell table:style-name="Таблица3.B2" office:value-type="string">
            <text:p text:style-name="P10">Вывести на экран значение ячейки по текущему адресу</text:p>
          </table:table-cell>
        </table:table-row>
        <table:table-row table:style-name="TableLine93910850680608">
          <table:table-cell table:style-name="Таблица3.A2" office:value-type="string">
            <text:p text:style-name="P10">D val</text:p>
          </table:table-cell>
          <table:table-cell table:style-name="Таблица3.B2" office:value-type="string">
            <text:p text:style-name="P10">Записать значение val по текущему адресу</text:p>
          </table:table-cell>
        </table:table-row>
      </table:table>
      <text:p text:style-name="P24"/>
      <text:p text:style-name="P3"><text:span text:style-name="T13">К</text:span>роме этих команд, <text:span text:style-name="T13">монитор</text:span> позволяет производить загрузку операционной системы со многих типов устройств. Для этого в ответ на приг<text:span text:style-name="T18">л</text:span>ашение «$» следует ввести имя и номер устройства, например:</text:p>
      <text:p text:style-name="P3"><text:span text:style-name="Source_20_Text"><text:span text:style-name="T14"/></text:span></text:p>
      <text:p text:style-name="P24"><text:span text:style-name="Source_20_Text"><text:span text:style-name="T16">000106 000001 000662 000000 </text:span></text:span></text:p>
      <text:p text:style-name="P24"><text:span text:style-name="Source_20_Text"><text:span text:style-name="T16">$DM0</text:span></text:span></text:p>
      <text:p text:style-name="P24"><text:span text:style-name="Source_20_Text"><text:span text:style-name="T16">RSX-11M-PLUS V4.6 <text:s/>BL87 <text:s text:c="2"/>1920.KW <text:s/>System:"RSXPDM" <text:s text:c="19"/></text:span></text:span></text:p>
      <text:p text:style-name="P24"><text:span text:style-name="Source_20_Text"><text:span text:style-name="T16">&gt;RED DM:=SY: <text:s text:c="57"/></text:span></text:span></text:p>
      <text:p text:style-name="P24"><text:span text:style-name="Source_20_Text"><text:span text:style-name="T16">&gt;RED DM:=LB: <text:s text:c="57"/></text:span></text:span></text:p>
      <text:p text:style-name="P24"><text:span text:style-name="Source_20_Text"><text:span text:style-name="T16">&gt;RED DM:=SP:</text:span></text:span></text:p>
      <text:p text:style-name="P24"><text:span text:style-name="Source_20_Text"><text:span text:style-name="T16">&gt;MOU DM0:"RSX11MPBL87"</text:span></text:span></text:p>
      <text:p text:style-name="P24"><text:span text:style-name="Source_20_Text"><text:span text:style-name="T16">&gt;@DM:[1,2]STARTUP</text:span></text:span></text:p>
      <text:p text:style-name="P24"><text:span text:style-name="Source_20_Text"><text:span text:style-name="T16">&gt;; </text:span></text:span></text:p>
      <text:p text:style-name="P24"><text:span text:style-name="Source_20_Text"><text:span text:style-name="T16">&gt;* Please enter time and date (HH:MM DD-MMM-YYYY) [S]: </text:span></text:span></text:p>
      <text:p text:style-name="P25">В данное время <text:span text:style-name="T17">загрузчик</text:span> поддерживает устройства <text:span text:style-name="T17">DK, DM, DP, DB, DT, DX. Обратите внимание, что устройство RK05 здесь называется DK, а не RK, как в RT-11. </text:span></text:p>
      <text:h text:style-name="Heading_20_2" text:outline-level="2"><text:bookmark-start text:name="__RefHeading___Toc6345_3708025665"/>3.3. <text:span text:style-name="T12">Регистр консольных переключателей и индикаторов.</text:span><text:bookmark-end text:name="__RefHeading___Toc6345_3708025665"/></text:h>
      <text:p text:style-name="P26">На инженерном пульте настоящей ЭВМ PDP 11/70 имеет набор из 16 переключателей и 16 светодиодов, доступных программно через регистр 177570. При чтении этого регистра читается текущее положение переключателей, при записи — информация выводится побитово на 16 светодиодов. Этот регистр широко используется в тестах XXDP и практически больше нигде.</text:p>
      <text:p text:style-name="P26">В данном случае этот регистр выведен наружу процессорной платы через порт СSW (переключатели), и порт swr_out (индикаторы). На плате topboard22 регистру переключателей задано постоянное значение 0, а регистр индикации никуда не подключен. Однако, при желании (например, для работы с тестами XXDP) эти сигналы можно подключить к реальным физическим преключателям и индикатор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37:42.928147567</meta:creation-date>
    <dc:date>2021-09-15T21:36:38.131880240</dc:date>
    <meta:editing-duration>PT41M</meta:editing-duration>
    <meta:editing-cycles>12</meta:editing-cycles>
    <meta:generator>LibreOffice/7.1.5.2$Linux_X86_64 LibreOffice_project/10$Build-2</meta:generator>
    <meta:document-statistic meta:table-count="3" meta:image-count="0" meta:object-count="0" meta:page-count="7" meta:paragraph-count="122" meta:word-count="1509" meta:character-count="11210" meta:non-whitespace-character-count="9676"/>
  </office:meta>
</office:document-meta>
</file>